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96d" officeooo:paragraph-rsid="000ab96d"/>
    </style:style>
    <style:style style:name="P2" style:family="paragraph" style:parent-style-name="Standard">
      <style:text-properties fo:font-weight="bold" officeooo:rsid="000ab96d" officeooo:paragraph-rsid="000ab96d" style:font-weight-asian="bold" style:font-weight-complex="bold"/>
    </style:style>
    <style:style style:name="P3" style:family="paragraph" style:parent-style-name="Standard">
      <style:text-properties fo:font-weight="bold" officeooo:rsid="000ab96d" officeooo:paragraph-rsid="000ab96d" fo:background-color="#ffff00" style:font-weight-asian="bold" style:font-weight-complex="bold"/>
    </style:style>
    <style:style style:name="P4" style:family="paragraph" style:parent-style-name="Standard">
      <style:text-properties officeooo:paragraph-rsid="000ab96d"/>
    </style:style>
    <style:style style:name="P5" style:family="paragraph" style:parent-style-name="Standard">
      <style:text-properties officeooo:rsid="000ab96d" officeooo:paragraph-rsid="000ab96d"/>
    </style:style>
    <style:style style:name="P6" style:family="paragraph" style:parent-style-name="Standard">
      <style:text-properties officeooo:rsid="000ab96d" officeooo:paragraph-rsid="000c7b2f"/>
    </style:style>
    <style:style style:name="P7" style:family="paragraph" style:parent-style-name="Standard">
      <style:text-properties officeooo:rsid="000ab96d" officeooo:paragraph-rsid="000dd026"/>
    </style:style>
    <style:style style:name="P8" style:family="paragraph" style:parent-style-name="Standard">
      <style:text-properties officeooo:paragraph-rsid="000ab96d"/>
    </style:style>
    <style:style style:name="P9" style:family="paragraph" style:parent-style-name="Standard">
      <style:text-properties fo:font-weight="bold" officeooo:rsid="000ab96d" officeooo:paragraph-rsid="000ab96d" style:font-weight-asian="bold" style:font-weight-complex="bold"/>
    </style:style>
    <style:style style:name="P10" style:family="paragraph" style:parent-style-name="Standard">
      <style:text-properties fo:font-weight="bold" officeooo:rsid="000ab96d" officeooo:paragraph-rsid="000ab96d" fo:background-color="#cccccc" style:font-weight-asian="bold" style:font-weight-complex="bold"/>
    </style:style>
    <style:style style:name="P11" style:family="paragraph" style:parent-style-name="Standard">
      <style:text-properties fo:font-weight="bold" officeooo:rsid="000ab96d" officeooo:paragraph-rsid="000ab96d" fo:background-color="#dddddd" style:font-weight-asian="bold" style:font-weight-complex="bold"/>
    </style:style>
    <style:style style:name="P12" style:family="paragraph" style:parent-style-name="Standard">
      <style:text-properties officeooo:rsid="000ab96d" officeooo:paragraph-rsid="000ab96d" fo:background-color="#cccccc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7b2f" style:font-weight-asian="bold" style:font-weight-complex="bold"/>
    </style:style>
    <style:style style:name="T4" style:family="text">
      <style:text-properties fo:font-weight="bold" officeooo:rsid="000dd026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02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dd026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dd026" style:font-style-asian="italic" style:font-weight-asian="normal" style:font-style-complex="italic" style:font-weight-complex="normal"/>
    </style:style>
    <style:style style:name="T11" style:family="text">
      <style:text-properties officeooo:rsid="000c7b2f"/>
    </style:style>
    <style:style style:name="T12" style:family="text">
      <style:text-properties officeooo:rsid="000dd02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d02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12"/></text:span>SPECIFICA DELLE OPERAZIONI DI “POPOLARITÀ” e “AFFIDABILITÀ”</text:p>
      <text:p text:style-name="Standard"/>
      <text:p text:style-name="P1"/>
      <text:p text:style-name="P1"/>
      <text:p text:style-name="P1"/>
      <text:p text:style-name="P1"/>
      <text:p text:style-name="P10">SPECIFICA dell’operazione “POPOLARITÀ”</text:p>
      <text:p text:style-name="P12"/>
      <text:p text:style-name="P1"/>
      <text:p text:style-name="P6">Operazione:<text:span text:style-name="T2"> popolarita(i: DataOra): Popolarita</text:span> <text:s/>→ </text:p>
      <text:p text:style-name="P6"/>
      <text:p text:style-name="P6">tipo <text:span text:style-name="T9">enumerativo</text:span><text:span text:style-name="T5"> = Popolarita {bassa, media, alta}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1"/>
      <text:p text:style-name="P2">1. Pre-condizioni:</text:p>
      <text:p text:style-name="P2"/>
      <text:p text:style-name="P1"><text:s text:c="4"/>Nessuna <text:span text:style-name="T12">pre-condizione</text:span></text:p>
      <text:p text:style-name="P1"/>
      <text:p text:style-name="P2">2. Post-condizioni:</text:p>
      <text:p text:style-name="P2"/>
      <text:p text:style-name="P1"><text:s text:c="5"/>- L’operazione non modifica il livello estensionale dei dati</text:p>
      <text:p text:style-name="P1"/>
      <text:p text:style-name="P1"><text:s text:c="5"/>- Sia <text:span text:style-name="T2">A </text:span>l’insieme delle aste ast tali che (<text:span text:style-name="T5">this, ast)</text:span>: <text:span text:style-name="T2">pubblica</text:span></text:p>
      <text:p text:style-name="P1"/>
      <text:p text:style-name="P1"><text:s text:c="5"/>- Sia<text:span text:style-name="T2"> Cs</text:span> l’insieme dei post <text:span text:style-name="T2">com: CompraSubito</text:span> tali che <text:span text:style-name="T5">(this, com)</text:span>: <text:span text:style-name="T2">pubblica</text:span></text:p>
      <text:p text:style-name="P1"/>
      <text:p text:style-name="P1"><text:s text:c="5"/>- Sia <text:span text:style-name="T2">B</text:span> l’insieme dei <text:span text:style-name="T2">b:</text:span><text:span text:style-name="T3">Bid</text:span> tali che:</text:p>
      <text:p text:style-name="P1"/>
      <text:p text:style-name="P1"/>
      <text:p text:style-name="P1"><text:s/></text:p>
      <text:p text:style-name="P1"><text:s text:c="51"/><text:span text:style-name="T2">(i - 12 mesi) &lt; b.istante ≤ i </text:span></text:p>
      <text:p text:style-name="P6"><text:s text:c="8"/></text:p>
      <text:p text:style-name="P6"><text:s text:c="8"/><text:span text:style-name="T11">e</text:span> <text:s/><text:span text:style-name="T5">(b, po)</text:span>: <text:span text:style-name="T2">asta_bid con po ∈ A</text:span></text:p>
      <text:p text:style-name="P1"/>
      <text:p text:style-name="P1"/>
      <text:p text:style-name="P1"/>
      <text:p text:style-name="P1"/>
      <text:p text:style-name="P1"><text:s text:c="5"/>- Sia <text:span text:style-name="T2">nB</text:span> la cardinalità degli utenti distinti che hanno fatto <text:span text:style-name="T5">bid in B</text:span></text:p>
      <text:p text:style-name="P1"/>
      <text:p text:style-name="P7"><text:s text:c="4"/>- Sia <text:span text:style-name="T2">nCS</text:span> la cardinalità degli utenti distinti che hanno acquistato post in:</text:p>
      <text:p text:style-name="P7"/>
      <text:p text:style-name="P7"/>
      <text:p text:style-name="P7"/>
      <text:p text:style-name="P7"><text:s text:c="21"/><text:span text:style-name="T2"><text:s text:c="22"/>Cs entro (i - 12 mesi) &lt; dataAcquisto ≤ i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1"><text:soft-page-break/></text:p>
      <text:p text:style-name="P1"><text:s text:c="5"/>- Sia<text:span text:style-name="T2"> tot = nB + nCS</text:span><text:span text:style-name="T13">, <text:s/></text:span><text:span text:style-name="T14">quindi di conseguenza avremmo:</text:span></text:p>
      <text:p text:style-name="P1"/>
      <text:p text:style-name="P1"><text:s text:c="5"/>- Se<text:span text:style-name="T2"> tot &lt; 50 </text:span>→ <text:span text:style-name="T5">risultato =</text:span> <text:span text:style-name="T2">bassa</text:span></text:p>
      <text:p text:style-name="P1"><text:s text:c="5"/>- Se <text:span text:style-name="T2">50 ≤ tot ≤ 300</text:span> → <text:span text:style-name="T5">risultato</text:span> = <text:span text:style-name="T2">media</text:span></text:p>
      <text:p text:style-name="P1"><text:s text:c="5"/>- Se <text:span text:style-name="T2">tot &gt; 300</text:span> → <text:span text:style-name="T5">risultato</text:span> = <text:span text:style-name="T2">alt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SPECIFICA dell’operazione “AFFIDABILITÀ”:</text:p>
      <text:p text:style-name="P1"/>
      <text:p text:style-name="P1">Operazione: <text:span text:style-name="T2">affidabilita(i: DataOra): Reale [0..1]</text:span></text:p>
      <text:p text:style-name="P1"><text:span text:style-name="T2"/></text:p>
      <text:p text:style-name="P1"><text:span text:style-name="T2"/></text:p>
      <text:p text:style-name="P1"/>
      <text:p text:style-name="P2">1. Pre-condizioni:</text:p>
      <text:p text:style-name="P2"/>
      <text:p text:style-name="P1"><text:s text:c="4"/>Deve esistere almeno un <text:span text:style-name="T7">f:</text:span><text:span text:style-name="T8">feedback</text:span><text:span text:style-name="T5"> </text:span>associato a un post <text:span text:style-name="T7">pof</text:span> pubblicato da this, </text:p>
      <text:p text:style-name="P7"><text:s text:c="38"/></text:p>
      <text:p text:style-name="P7"><text:s text:c="48"/>ovvero :</text:p>
      <text:p text:style-name="P7"/>
      <text:p text:style-name="P7"><text:s text:c="24"/><text:span text:style-name="T2"><text:s text:c="3"/>∃ pof : PostConFeedback | (this, pof) : pubblica</text:span></text:p>
      <text:p text:style-name="P7"><text:span text:style-name="T2"/></text:p>
      <text:p text:style-name="P1"/>
      <text:p text:style-name="P2">2. Post-condizioni:</text:p>
      <text:p text:style-name="P2"/>
      <text:p text:style-name="P1"><text:s text:c="5"/>- Sia <text:span text:style-name="T7">P</text:span> l<text:span text:style-name="T5">’insieme dei post</text:span> <text:span text:style-name="T2">pof: PostConFeedback</text:span> tali che <text:span text:style-name="T5">(this, pof)</text:span>: <text:span text:style-name="T2">pubblica</text:span></text:p>
      <text:p text:style-name="P1"/>
      <text:p text:style-name="P1"><text:s text:c="5"/>- Sia<text:span text:style-name="T2"> </text:span><text:span text:style-name="T7">sv </text:span><text:span text:style-name="T5">la somma dei voti</text:span><text:span text:style-name="T2"> pof.voto</text:span> appartenenti all’insieme <text:span text:style-name="T2">P</text:span></text:p>
      <text:p text:style-name="P1"/>
      <text:p text:style-name="P7"><text:s text:c="5"/>- Sia <text:span text:style-name="T2">FT </text:span>la cardinalità di <text:span text:style-name="T2">P</text:span> <text:span text:style-name="T5">(numero totale di feedback).</text:span></text:p>
      <text:p text:style-name="P7"><text:span text:style-name="T6"/></text:p>
      <text:p text:style-name="P7"><text:span text:style-name="T6"><text:s text:c="20"/>Quindi di conseguenza possiamo ottenere la media → </text:span><text:span text:style-name="T2">m = sv / FT</text:span></text:p>
      <text:p text:style-name="P7"><text:span text:style-name="T2"/></text:p>
      <text:p text:style-name="P1"/>
      <text:p text:style-name="P7"><text:s text:c="5"/><text:span text:style-name="T12">Mentre sia </text:span><text:span text:style-name="T2">FN</text:span> l’insieme dei<text:span text:style-name="T2"> pof ∈ P</text:span> con “condizione/vincolo”→<text:span text:style-name="T12"> </text:span><text:span text:style-name="T2">pof.voto ≤ </text:span></text:p>
      <text:p text:style-name="P7"><text:span text:style-name="T2"/></text:p>
      <text:p text:style-name="P7"><text:span text:style-name="T2"><text:s text:c="13"/></text:span><text:span text:style-name="T14">Alla fine, conoscendo</text:span><text:span text:style-name="T10"> </text:span><text:span text:style-name="T8">FT e FN</text:span><text:span text:style-name="T4"> </text:span><text:span text:style-name="T14">possiamo </text:span><text:span text:style-name="T10">ottenere</text:span><text:span text:style-name="T14"> </text:span><text:span text:style-name="T4">z</text:span><text:span text:style-name="T14"> (media feedback negativi), ovvero :</text:span></text:p>
      <text:p text:style-name="P7"><text:span text:style-name="T14"><text:s/></text:span></text:p>
      <text:p text:style-name="P7"><text:span text:style-name="T4"><text:s text:c="50"/></text:span><text:span text:style-name="T2"><text:s/>z = <text:s/>FN/ FT</text:span></text:p>
      <text:p text:style-name="P1"/>
      <text:p text:style-name="P7"><text:s text:c="9"/><text:span text:style-name="T12">Infine, dopo aver ottenuto tutto, possiamo avere anche il risultato dell’affidabilità:</text:span></text:p>
      <text:p text:style-name="P7"/>
      <text:p text:style-name="P7"><text:s text:c="47"/><text:span text:style-name="T2">risultato = (m × (1 − z)) / 5</text:span>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9:10:31.615635426</meta:creation-date>
    <dc:date>2025-06-04T17:38:57.515790141</dc:date>
    <meta:editing-duration>PT19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297" meta:character-count="2158" meta:non-whitespace-character-count="1435"/>
  </office:meta>
</office:document-meta>
</file>